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put, output, tracking, control</text:p>
      <text:p text:style-name="Standard"/>
      <text:p text:style-name="P1">Static Data</text:p>
      <text:p text:style-name="Standard"/>
      <text:p text:style-name="P1"><text:span text:style-name="T1"><text:tab/></text:span>Project Data</text:p>
      <text:p text:style-name="Standard"><text:tab/><text:tab/>(Basic)</text:p>
      <text:p text:style-name="Standard"><text:tab/><text:tab/>Genomics project ID</text:p>
      <text:p text:style-name="Standard"><text:tab/><text:tab/>Customer project ID</text:p>
      <text:p text:style-name="Standard"><text:tab/><text:tab/>Flowcell ID</text:p>
      <text:p text:style-name="Standard"><text:tab/><text:tab/>Customer contact</text:p>
      <text:p text:style-name="Standard"><text:tab/><text:tab/>Data retrieval method</text:p>
      <text:p text:style-name="Standard"><text:tab/><text:tab/>Genomics lab contact</text:p>
      <text:p text:style-name="Standard"><text:tab/></text:p>
      <text:p text:style-name="Standard"><text:tab/><text:tab/>(For analysis)</text:p>
      <text:p text:style-name="Standard"><text:tab/><text:tab/>Level of analysis required</text:p>
      <text:p text:style-name="Standard"><text:tab/><text:tab/>Experimental details</text:p>
      <text:p text:style-name="Standard"><text:tab/><text:tab/>Bioinformatics core contact</text:p>
      <text:p text:style-name="Standard"/>
      <text:p text:style-name="Standard"/>
      <text:p text:style-name="P1"><text:span text:style-name="T1"><text:tab/></text:span>Demux_and _conversion_data</text:p>
      <text:p text:style-name="Standard"><text:tab/><text:tab/>Input </text:p>
      <text:p text:style-name="Standard"><text:tab/><text:tab/><text:tab/>ID tags (barcodes)</text:p>
      <text:p text:style-name="Standard"><text:tab/><text:tab/><text:tab/>Genomics project ID</text:p>
      <text:p text:style-name="Standard"><text:tab/><text:tab/><text:tab/>Customer project ID</text:p>
      <text:p text:style-name="Standard"><text:tab/><text:tab/><text:tab/>Project directory (flowcell ID)</text:p>
      <text:p text:style-name="Standard"><text:tab/><text:tab/><text:tab/>Customer contact</text:p>
      <text:p text:style-name="Standard"><text:tab/><text:tab/><text:tab/>Data retrieval method</text:p>
      <text:p text:style-name="Standard"/>
      <text:p text:style-name="Standard"><text:tab/><text:tab/><text:tab/><text:tab/>Web template</text:p>
      <text:p text:style-name="Standard"><text:tab/><text:tab/><text:tab/><text:tab/>(sample sheet creation tool)</text:p>
      <text:p text:style-name="Standard"/>
      <text:p text:style-name="Standard"><text:tab/><text:tab/>Output</text:p>
      <text:p text:style-name="Standard"><text:tab/><text:tab/><text:tab/>Data</text:p>
      <text:p text:style-name="Standard"><text:tab/><text:tab/><text:tab/>QC<text:tab/><text:tab/><text:tab/></text:p>
      <text:p text:style-name="Standard"><text:tab/> <text:tab/></text:p>
      <text:p text:style-name="Standard"><text:tab/><text:span text:style-name="T2">Analysis</text:span></text:p>
      <text:p text:style-name="Standard"><text:tab/><text:tab/>Input </text:p>
      <text:p text:style-name="Standard"><text:tab/><text:tab/><text:tab/>Level of analysis required</text:p>
      <text:p text:style-name="Standard"><text:tab/><text:tab/><text:tab/>Experimental details</text:p>
      <text:p text:style-name="Standard"/>
      <text:p text:style-name="Standard"><text:tab/><text:tab/>Output</text:p>
      <text:p text:style-name="Standard"><text:tab/><text:tab/><text:tab/>Data</text:p>
      <text:p text:style-name="Standard"><text:tab/><text:tab/><text:tab/>QC</text:p>
      <text:p text:style-name="Standard"/>
      <text:p text:style-name="P1">Dynamic Data</text:p>
      <text:p text:style-name="P1"/>
      <text:p text:style-name="P2"><text:tab/><text:span text:style-name="T2">Project progress</text:span></text:p>
      <text:p text:style-name="P2"><text:tab/><text:tab/>genomics lab</text:p>
      <text:p text:style-name="P2"><text:tab/><text:tab/>conversion</text:p>
      <text:p text:style-name="P2"><text:tab/><text:tab/>pipeline analysis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</meta:initial-creator>
    <meta:creation-date>2013-04-12T16:53:27</meta:creation-date>
    <dc:date>2013-04-16T18:05:21</dc:date>
    <dc:creator>alan </dc:creator>
    <meta:editing-duration>P3DT2M54S</meta:editing-duration>
    <meta:editing-cycles>14</meta:editing-cycles>
    <meta:generator>LibreOffice/3.5$Linux_X86_64 LibreOffice_project/350m1$Build-2</meta:generator>
    <meta:document-statistic meta:table-count="0" meta:image-count="0" meta:object-count="0" meta:page-count="1" meta:paragraph-count="41" meta:word-count="86" meta:character-count="694" meta:non-whitespace-character-count="553"/>
  </office:meta>
</office:document-meta>
</file>